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 office:value-type="percentage" office:value="0.05" calcext:value-type="percentage">
            <text:p>5.00%</text:p>
          </table:table-cell>
          <table:table-cell table:formula="of:=[.D4]/365" office:value-type="float" office:value="0.000136986301369863" calcext:value-type="float">
            <text:p>0.0001369863013698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date" office:date-value="2021-01-01" calcext:value-type="date">
            <text:p>01/01/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[.B9]-[.B7]" office:value-type="float" office:value="60" calcext:value-type="float">
            <text:p>60</text:p>
          </table:table-cell>
          <table:table-cell table:style-name="ce1" office:value-type="date" office:date-value="2021-03-02" calcext:value-type="date">
            <text:p>02/03/21</text:p>
          </table:table-cell>
          <table:table-cell/>
          <table:table-cell table:formula="of:=[.F7]*[.E4]*[.A9]" office:value-type="float" office:value="8.21917808219178" calcext:value-type="float">
            <text:p>8.21917808219178</text:p>
          </table:table-cell>
          <table:table-cell office:value-type="float" office:value="500" calcext:value-type="float">
            <text:p>500</text:p>
          </table:table-cell>
          <table:table-cell table:formula="of:=[.F7]+[.E9]+[.D9]" office:value-type="float" office:value="1508.21917808219" calcext:value-type="float">
            <text:p>1508.219178082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[.B11]-[.B9]" office:value-type="float" office:value="305" calcext:value-type="float">
            <text:p>305</text:p>
          </table:table-cell>
          <table:table-cell table:style-name="ce1" office:value-type="date" office:date-value="2022-01-01" calcext:value-type="date">
            <text:p>01/01/22</text:p>
          </table:table-cell>
          <table:table-cell/>
          <table:table-cell table:formula="of:=[.F9]*[.A11]*[.E4]" office:value-type="float" office:value="63.0146368924751" calcext:value-type="float">
            <text:p>63.0146368924751</text:p>
          </table:table-cell>
          <table:table-cell office:value-type="float" office:value="0" calcext:value-type="float">
            <text:p>0</text:p>
          </table:table-cell>
          <table:table-cell table:formula="of:=[.F9]+[.E11]+[.D11]" office:value-type="float" office:value="1571.23381497467" calcext:value-type="float">
            <text:p>1571.23381497467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Arithmetic retur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iod 1</text:p>
          </table:table-cell>
          <table:table-cell table:formula="of:=([.F9]-[.E9]-[.F7])/[.F7]" office:value-type="float" office:value="0.00821917808219178" calcext:value-type="float">
            <text:p>0.00821917808219178</text:p>
          </table:table-cell>
          <table:table-cell/>
          <table:table-cell table:formula="of:=[.C20]+1" office:value-type="float" office:value="1.00821917808219" calcext:value-type="float">
            <text:p>1.008219178082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iod 2</text:p>
          </table:table-cell>
          <table:table-cell table:formula="of:=([.F11]-[.F9])/[.F9]" office:value-type="float" office:value="0.0417808219178083" calcext:value-type="float">
            <text:p>0.0417808219178083</text:p>
          </table:table-cell>
          <table:table-cell/>
          <table:table-cell table:formula="of:=[.C21]+1" office:value-type="float" office:value="1.04178082191781" calcext:value-type="float">
            <text:p>1.0417808219178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20]*[.E21]" office:value-type="float" office:value="1.05034340401576" calcext:value-type="float">
            <text:p>1.050343404015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09:11:15.283945278</meta:creation-date>
    <dc:date>2024-01-07T10:38:09.829445286</dc:date>
    <meta:editing-duration>PT1H26M55S</meta:editing-duration>
    <meta:editing-cycles>1</meta:editing-cycles>
    <meta:document-statistic meta:table-count="1" meta:cell-count="27" meta:object-count="0"/>
    <meta:generator>LibreOffice/7.6.4.1$Linux_X86_64 LibreOffice_project/60$Build-1</meta:generator>
  </office:meta>
</office:document-meta>
</file>